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7789b" officeooo:paragraph-rsid="0007789b"/>
    </style:style>
    <style:style style:name="P2" style:family="paragraph" style:parent-style-name="Text_20_body">
      <style:text-properties fo:font-weight="normal" officeooo:rsid="000897e5" officeooo:paragraph-rsid="000897e5" style:font-weight-asian="normal" style:font-weight-complex="normal"/>
    </style:style>
    <style:style style:name="T1" style:family="text">
      <style:text-properties officeooo:rsid="0007789b"/>
    </style:style>
    <style:style style:name="T2" style:family="text">
      <style:text-properties officeooo:rsid="000897e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897e5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4" text:outline-level="4">Presente Simple</text:h>
      <text:p text:style-name="P1">Regular, repeated</text:p>
      <text:h text:style-name="Heading_20_4" text:outline-level="4">Presente Continuo</text:h>
      <text:p text:style-name="P1">Unfinished <text:span text:style-name="T3">action</text:span></text:p>
      <text:h text:style-name="Heading_20_4" text:outline-level="4">Presente Perfecto</text:h>
      <text:p text:style-name="P1"><text:span text:style-name="T2">Unfinished </text:span><text:span text:style-name="T4">p</text:span><text:span text:style-name="T3">eriod of time</text:span></text:p>
      <text:p text:style-name="P1">Introduce new information, I lost my keys…</text:p>
      <text:p text:style-name="P1">Signal words: never, ever, how many times, n-times, already, yet … </text:p>
      <text:h text:style-name="Heading_20_4" text:outline-level="4">Presente Perfecto Continuo</text:h>
      <text:p text:style-name="P1"><text:span text:style-name="T2">Unfinished </text:span><text:span text:style-name="T4">p</text:span><text:span text:style-name="T3">eriod of time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2T01:19:45.230580865</meta:creation-date>
    <dc:date>2022-09-22T01:39:24.754576334</dc:date>
    <meta:editing-duration>PT8M19S</meta:editing-duration>
    <meta:editing-cycles>1</meta:editing-cycles>
    <meta:document-statistic meta:table-count="0" meta:image-count="0" meta:object-count="0" meta:page-count="1" meta:paragraph-count="10" meta:word-count="39" meta:character-count="268" meta:non-whitespace-character-count="238"/>
    <meta:generator>LibreOffice/7.3.5.2$Linux_X86_64 LibreOffice_project/30$Build-2</meta:generator>
  </office:meta>
</office:document-meta>
</file>